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/>
    <style:font-face style:name="Calibri" svg:font-family="Calibri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1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center" style:justify-single-word="false"/>
      <style:text-properties fo:color="#333333" style:font-name="Arial" fo:font-size="16pt" fo:language="en" fo:country="none" fo:font-style="italic" fo:font-weight="bold" style:font-name-asian="Arial" style:font-size-asian="16pt" style:font-style-asian="italic" style:font-weight-asian="bold" style:font-name-complex="Arial" style:font-style-complex="italic" style:font-weight-complex="bold"/>
    </style:style>
    <style:style style:name="P2" style:family="paragraph" style:parent-style-name="Standard">
      <style:paragraph-properties fo:margin-top="0in" fo:margin-bottom="0.139in" fo:line-height="115%"/>
    </style:style>
    <style:style style:name="P3" style:family="paragraph" style:parent-style-name="Standard">
      <style:paragraph-properties fo:margin-top="0in" fo:margin-bottom="0.139in" fo:line-height="115%"/>
      <style:text-properties fo:font-size="11pt" fo:language="en" fo:country="none" style:font-size-asian="11pt" style:font-size-complex="11pt"/>
    </style:style>
    <style:style style:name="P4" style:family="paragraph" style:parent-style-name="Standard" style:master-page-name="Standard">
      <style:paragraph-properties fo:margin-top="0in" fo:margin-bottom="0.139in" fo:line-height="115%" fo:text-align="center" style:justify-single-word="false" style:page-number="auto"/>
      <style:text-properties fo:color="#333333" style:font-name="Arial" fo:font-size="16pt" fo:language="en" fo:country="none" fo:font-style="italic" fo:font-weight="bold" style:font-name-asian="Arial" style:font-size-asian="16pt" style:font-style-asian="italic" style:font-weight-asian="bold" style:font-name-complex="Arial" style:font-style-complex="italic" style:font-weight-complex="bold"/>
    </style:style>
    <style:style style:name="P5" style:family="paragraph" style:parent-style-name="Standard">
      <style:paragraph-properties fo:margin-top="0in" fo:margin-bottom="0.139in" fo:line-height="115%"/>
    </style:style>
    <style:style style:name="P6" style:family="paragraph" style:parent-style-name="Standard">
      <style:paragraph-properties fo:margin-top="0in" fo:margin-bottom="0.139in" fo:line-height="115%"/>
      <style:text-properties fo:font-size="11pt" fo:language="en" fo:country="none" style:font-size-asian="11pt" style:font-size-complex="11pt"/>
    </style:style>
    <style:style style:name="T1" style:family="text">
      <style:text-properties fo:font-size="11pt" fo:language="en" fo:country="none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UCANA-BLOG</text:p>
      <text:p text:style-name="P1">VISION </text:p>
      <text:p text:style-name="P2"/>
      <text:p text:style-name="P3">To build and comission a system which allows anucana users to read and write blogs in their communities.</text:p>
      <text:p text:style-name="P2"/>
      <text:p text:style-name="P3">SCOPE : <text:s/></text:p>
      <text:p text:style-name="P3"><text:tab/>1. Intergation of blogging application with anucana.</text:p>
      <text:p text:style-name="P3"><text:tab/>2. Customization of blogging application to ensure blogging application's user experince and user preferences ( for notifcations ) is consistent with anucana <text:s/></text:p>
      <text:p text:style-name="P3"/>
      <text:p text:style-name="P2"><text:span text:style-name="T1">GOALS :</text:span></text:p>
      <text:p text:style-name="P3"><text:tab/>1. Manage blogs posted in a community </text:p>
      <text:p text:style-name="P3"><text:tab/>2. Shares resources like code / video / demos with the community members</text:p>
      <text:p text:style-name="P2"/>
      <text:p text:style-name="P3">ACTORS :</text:p>
      <text:p text:style-name="P3"><text:tab/>1. Community Users</text:p>
      <text:p text:style-name="P3"><text:tab/>2. Community Moderator</text:p>
      <text:p text:style-name="P2"><text:span text:style-name="T1"/></text:p>
      <text:p text:style-name="P2"><text:span text:style-name="T1">FEATURES :</text:span></text:p>
      <text:p text:style-name="P3"><text:tab/>1. Ability to see summary of latest blogs (along with their meta informations like authors picture, blog abstracts, number of likes, number of comments etc ) posted in a community. </text:p>
      <text:p text:style-name="P3"><text:tab/>2. Ability to search blogs posted in the community bases on keyword / date </text:p>
      <text:p text:style-name="P3"><text:tab/>3. Ability to wite new blogs in the community</text:p>
      <text:p text:style-name="P3"><text:tab/>4. Ability to read blogs / download blog artifacts like code / video etc</text:p>
      <text:p text:style-name="P2"><text:span text:style-name="T1"><text:tab/>5. Ability to track blogs as read / unrea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" style:font-family-generic="swiss"/>
    <style:font-face style:name="Calibri" svg:font-family="Calibri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" style:font-size-asian="12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Calibri" fo:font-size="12pt" fo:language="en" fo:country="GB" style:letter-kerning="true" style:font-name-asian="Calibri" style:font-size-asian="12pt" style:language-asian="en" style:country-asian="GB" style:font-name-complex="Calibri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use-window-font-color="true" style:font-name="Arial1" fo:font-size="14pt" fo:language="en" fo:country="US" style:letter-kerning="true" style:font-name-asian="Mangal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style:use-window-font-color="true" style:font-name="Calibri" fo:font-size="12pt" fo:language="en" fo:country="US" style:letter-kerning="true" style:font-name-asian="Calibri" style:font-size-asian="12pt" style:language-asian="zh" style:country-asian="CN" style:font-name-complex="Calibri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Mangal1"/>
    </style:style>
    <style:style style:name="Caption" style:family="paragraph" style:parent-style-name="Standard" style:class="extra">
      <style:paragraph-properties fo:margin-top="0.0835in" fo:margin-bottom="0.0835in" fo:hyphenation-ladder-count="no-limit"/>
      <style:text-properties style:use-window-font-color="true" style:font-name="Calibri" fo:font-size="12pt" fo:language="en" fo:country="US" fo:font-style="italic" style:letter-kerning="true" style:font-name-asian="Mangal1" style:language-asian="zh" style:country-asian="CN" style:font-style-asian="italic" style:font-name-complex="Calibri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Calibri" fo:font-size="12pt" fo:language="en" fo:country="US" style:letter-kerning="true" style:font-name-asian="Mangal1" style:font-size-asian="12pt" style:language-asian="zh" style:country-asian="CN" style:font-name-complex="Calibri" fo:hyphenate="false" fo:hyphenation-remain-char-count="2" fo:hyphenation-push-char-count="2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7T11:31:57.41</dc:date>
    <dc:creator>Arvind Srivastava</dc:creator>
    <meta:generator>OpenOffice/4.0.1$Win32 OpenOffice.org_project/401m5$Build-9714</meta:generator>
    <meta:editing-duration>PT18M26S</meta:editing-duration>
    <meta:editing-cycles>16</meta:editing-cycles>
    <meta:document-statistic meta:table-count="0" meta:image-count="0" meta:object-count="0" meta:page-count="1" meta:paragraph-count="18" meta:word-count="159" meta:character-count="944"/>
  </office:meta>
</office:document-meta>
</file>